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70000019748F1999F7FC72B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3cm" svg:height="2.384cm" svg:x="1.317cm" svg:y="2.905cm">
          <draw:text-box>
            <text:p>Union Local </text:p>
            <text:p>Resources &amp;</text:p>
            <text:p>Business</text:p>
          </draw:text-box>
        </draw:frame>
        <draw:frame draw:style-name="gr2" draw:text-style-name="P2" draw:layer="layout" svg:width="5.619cm" svg:height="5.619cm" svg:x="6.04cm" svg:y="1.006cm">
          <draw:image xlink:href="Pictures/10000001000001970000019748F1999F7FC72B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7:58.675210234</meta:creation-date>
    <dc:date>2025-06-23T15:33:22.071120960</dc:date>
    <meta:editing-duration>PT2H45M24S</meta:editing-duration>
    <meta:editing-cycles>3</meta:editing-cycles>
    <meta:generator>LibreOffice/7.3.7.2$Linux_X86_64 LibreOffice_project/30$Build-2</meta:generator>
    <meta:document-statistic meta:object-count="2"/>
  </office:meta>
</office:document-meta>
</file>